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5in" fo:margin-left="0.0313in" table:align="left" style:writing-mode="lr-tb"/>
    </style:style>
    <style:style style:name="Table3.A" style:family="table-column">
      <style:table-column-properties style:column-width="3.25in"/>
    </style:style>
    <style:style style:name="Table3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4" style:family="table">
      <style:table-properties style:width="6.5in" fo:margin-left="0.0313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5" style:family="table">
      <style:table-properties style:width="6.5in" fo:margin-left="0.0313in" table:align="left" style:writing-mode="lr-tb"/>
    </style:style>
    <style:style style:name="Table5.A" style:family="table-column">
      <style:table-column-properties style:column-width="3.25in"/>
    </style:style>
    <style:style style:name="Table5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6" style:family="table">
      <style:table-properties style:width="6.5in" fo:margin-left="0.0313in" table:align="left" style:writing-mode="lr-tb"/>
    </style:style>
    <style:style style:name="Table6.A" style:family="table-column">
      <style:table-column-properties style:column-width="3.7917in"/>
    </style:style>
    <style:style style:name="Table6.B" style:family="table-column">
      <style:table-column-properties style:column-width="2.7083in"/>
    </style:style>
    <style:style style:name="Table6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7" style:family="table">
      <style:table-properties style:width="6.5in" fo:margin-left="0.0313in" table:align="left" style:writing-mode="lr-tb"/>
    </style:style>
    <style:style style:name="Table7.A" style:family="table-column">
      <style:table-column-properties style:column-width="3.25in"/>
    </style:style>
    <style:style style:name="Table7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1" style:family="table">
      <style:table-properties style:width="6.5in" fo:margin-left="0.0313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2" style:family="table">
      <style:table-properties style:width="6.5in" fo:margin-left="0.0313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 fo:break-before="page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8" style:family="paragraph" style:parent-style-name="Standard" style:master-page-name="Standard">
      <style:paragraph-properties fo:margin-left="0in" fo:margin-right="0in" fo:margin-top="0in" fo:margin-bottom="0in" fo:text-indent="0in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text-indent="0in" style:auto-text-indent="false" style:writing-mode="lr-tb"/>
    </style:style>
    <style:style style:name="P17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fo:font-style="italic" style:font-style-asian="italic" style:font-style-complex="italic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writing-mode="lr-tb"/>
    </style:style>
    <style:style style:name="P19" style:family="paragraph" style:parent-style-name="Standard">
      <style:paragraph-properties fo:margin-left="0in" fo:margin-right="0in" fo:margin-top="0.0626in" fo:margin-bottom="0.0626in" fo:line-height="100%" fo:text-align="start" style:justify-single-word="false" fo:text-indent="0in" style:auto-text-indent="false" fo:break-before="auto" fo:break-after="auto" style:writing-mode="lr-tb"/>
    </style:style>
    <style:style style:name="P20" style:family="paragraph" style:parent-style-name="Standard" style:list-style-name="L1">
      <style:paragraph-properties fo:margin-top="0in" fo:margin-bottom="0in" fo:text-align="start" style:justify-single-word="false" style:writing-mode="lr-tb"/>
      <style:text-properties fo:font-style="normal" style:font-style-asian="normal" style:font-style-complex="normal"/>
    </style:style>
    <style:style style:name="P21" style:family="paragraph" style:parent-style-name="Standard" style:list-style-name="L2">
      <style:paragraph-properties fo:margin-top="0in" fo:margin-bottom="0in" style:writing-mode="lr-tb"/>
    </style:style>
    <style:style style:name="P22" style:family="paragraph" style:parent-style-name="Standard" style:list-style-name="L4">
      <style:paragraph-properties fo:margin-top="0in" fo:margin-bottom="0in" style:writing-mode="lr-tb"/>
    </style:style>
    <style:style style:name="P23" style:family="paragraph" style:parent-style-name="Standard" style:list-style-name="L1">
      <style:paragraph-properties fo:margin-top="0in" fo:margin-bottom="0in" fo:text-align="start" style:justify-single-word="false" style:writing-mode="lr-tb"/>
    </style:style>
    <style:style style:name="P24" style:family="paragraph" style:parent-style-name="Standard" style:list-style-name="L2">
      <style:paragraph-properties fo:margin-top="0in" fo:margin-bottom="0in" fo:break-before="auto" fo:break-after="auto" style:writing-mode="lr-tb"/>
    </style:style>
    <style:style style:name="P25" style:family="paragraph" style:parent-style-name="Standard" style:list-style-name="L3">
      <style:paragraph-properties fo:margin-top="0in" fo:margin-bottom="0in" fo:break-before="auto" fo:break-after="auto" style:writing-mode="lr-tb"/>
    </style:style>
    <style:style style:name="P26" style:family="paragraph" style:parent-style-name="Standard" style:list-style-name="L4">
      <style:paragraph-properties fo:margin-top="0in" fo:margin-bottom="0in" fo:break-before="auto" fo:break-after="auto" style:writing-mode="lr-tb"/>
    </style:style>
    <style:style style:name="P27" style:family="paragraph" style:parent-style-name="Standard" style:list-style-name="L5">
      <style:paragraph-properties fo:margin-top="0in" fo:margin-bottom="0in" fo:break-before="auto" fo:break-after="auto" style:writing-mode="lr-tb"/>
    </style:style>
    <style:style style:name="P28" style:family="paragraph" style:parent-style-name="Standard" style:list-style-name="L6">
      <style:paragraph-properties fo:margin-top="0in" fo:margin-bottom="0in" fo:break-before="auto" fo:break-after="auto" style:writing-mode="lr-tb"/>
    </style:style>
    <style:style style:name="P29" style:family="paragraph" style:parent-style-name="Standard" style:list-style-name="L7">
      <style:paragraph-properties fo:margin-top="0in" fo:margin-bottom="0in" fo:break-before="auto" fo:break-after="auto" style:writing-mode="lr-tb"/>
    </style:style>
    <style:style style:name="P30" style:family="paragraph" style:parent-style-name="Standard" style:list-style-name="L8">
      <style:paragraph-properties fo:margin-top="0in" fo:margin-bottom="0in" fo:break-before="auto" fo:break-after="auto" style:writing-mode="lr-tb"/>
    </style:style>
    <style:style style:name="P31" style:family="paragraph" style:parent-style-name="Standard" style:list-style-name="L9">
      <style:paragraph-properties fo:margin-top="0in" fo:margin-bottom="0in" fo:break-before="auto" fo:break-after="auto" style:writing-mode="lr-tb"/>
    </style:style>
    <style:style style:name="P32" style:family="paragraph" style:parent-style-name="Standard" style:list-style-name="L4">
      <style:paragraph-properties fo:margin-top="0in" fo:margin-bottom="0in" fo:line-height="100%" fo:text-align="end" style:justify-single-word="false" fo:break-before="auto" fo:break-after="auto" style:writing-mode="lr-tb"/>
    </style:style>
    <style:style style:name="P33" style:family="paragraph" style:parent-style-name="Standard">
      <style:paragraph-properties fo:margin-left="0in" fo:margin-right="0.0626in" fo:margin-top="0in" fo:margin-bottom="0in" fo:text-indent="0in" style:auto-text-indent="false" fo:break-before="auto" fo:break-after="auto" style:writing-mode="lr-tb"/>
    </style:style>
    <style:style style:name="P34" style:family="paragraph" style:parent-style-name="Standard" style:list-style-name="L3">
      <style:paragraph-properties fo:margin-left="0in" fo:margin-right="0.0626in" fo:margin-top="0in" fo:margin-bottom="0in" fo:text-indent="0in" style:auto-text-indent="false" fo:break-before="auto" fo:break-after="auto" style:writing-mode="lr-tb"/>
    </style:style>
    <style:style style:name="P35" style:family="paragraph" style:parent-style-name="Standard" style:list-style-name="L4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36" style:family="paragraph" style:parent-style-name="Standard" style:list-style-name="L4">
      <style:paragraph-properties fo:margin-left="0in" fo:margin-right="0.0626in" fo:margin-top="0in" fo:margin-bottom="0in" fo:text-indent="0in" style:auto-text-indent="false" fo:break-before="auto" fo:break-after="auto" style:writing-mode="lr-tb"/>
    </style:style>
    <style:style style:name="P37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</style:style>
    <style:style style:name="P38" style:family="paragraph" style:parent-style-name="Standard" style:list-style-name="L1">
      <style:paragraph-properties fo:margin-left="0in" fo:margin-right="0.0626in" fo:margin-top="0in" fo:margin-bottom="0in" fo:text-align="start" style:justify-single-word="false" fo:text-indent="0in" style:auto-text-indent="false" style:writing-mode="lr-tb"/>
    </style:style>
    <style:style style:name="P39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6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8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9" style:family="text"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<text:span text:style-name="T1">Christopher</text:span><text:span text:style-name="T1"> </text:span><text:span text:style-name="T1">J</text:span><text:span text:style-name="T1">. </text:span><text:span text:style-name="T1">McDonald</text:span></text:p>
      <text:p text:style-name="P2"><text:a xlink:type="simple" xlink:href="mailto:xwraithanx@gmail.com"><text:span text:style-name="T2">xwraithanx@gmail.com</text:span></text:a></text:p>
      <text:p text:style-name="P18"><text:a xlink:type="simple" xlink:href="http://wraithan.net/"><text:span text:style-name="T2">http://wraithan.net</text:span></text:a></text:p>
      <text:p text:style-name="P18"/>
      <text:p text:style-name="P1"><text:span text:style-name="T3">MISSION:</text:span></text:p>
      <text:p text:style-name="P1"><text:span text:style-name="T4">Write open source software in order to make the software community, and more generally, society better than how I found it.</text:span></text:p>
      <text:p text:style-name="P16"><text:span text:style-name="T4"/></text:p>
      <text:p text:style-name="P1"><text:span text:style-name="T3">TECHNICAL</text:span><text:span text:style-name="T3"> </text:span><text:span text:style-name="T3">SKILLS</text:span><text:span text:style-name="T3">:</text:span></text:p>
      <text:p text:style-name="P1"><text:span text:style-name="T5">Platforms</text:span><text:span text:style-name="T5">:</text:span></text:p>
      <text:list xml:id="list1620877277" text:style-name="L3">
        <text:list-item>
          <text:p text:style-name="P25"><text:span text:style-name="T4">Developed on Linux, OSX, and Windows.</text:span></text:p>
        </text:list-item>
        <text:list-item>
          <text:p text:style-name="P25"><text:span text:style-name="T4">Experience deploying to a variety of Linux distributions.</text:span></text:p>
          <text:p text:style-name="P34"><text:span text:style-name="T5">Software</text:span><text:span text:style-name="T5">:</text:span></text:p>
        </text:list-item>
        <text:list-item>
          <text:p text:style-name="P25"><text:span text:style-name="T4">Experienced with a large variety of VCSs, issue trackers, and project management software.</text:span></text:p>
        </text:list-item>
      </text:list>
      <text:p text:style-name="P1"><text:span text:style-name="T5">Programming</text:span><text:span text:style-name="T5"> </text:span><text:span text:style-name="T5">Languages</text:span><text:span text:style-name="T5">:</text:span></text:p>
      <text:list xml:id="list1013271480" text:style-name="L2">
        <text:list-item>
          <text:p text:style-name="P24"><text:span text:style-name="T4">5+ years experience with Python, JavaScript, and SQL.</text:span></text:p>
        </text:list-item>
        <text:list-item>
          <text:p text:style-name="P24"><text:span text:style-name="T4">2+ years experience with C++, Perl, PHP, Java, and Lua.</text:span></text:p>
        </text:list-item>
        <text:list-item>
          <text:p text:style-name="P24"><text:span text:style-name="T4">1+ years experience with Haskell, C, and C#.</text:span></text:p>
        </text:list-item>
        <text:list-item>
          <text:p text:style-name="P21"><text:span text:style-name="T4">Have played with many others including Common Lisp, Ruby, Go, and Clojure</text:span></text:p>
        </text:list-item>
      </text:list>
      <text:p text:style-name="P17"><text:span text:style-name="T4">Databases:</text:span></text:p>
      <text:list xml:id="list626204900" text:style-name="L1">
        <text:list-item>
          <text:p text:style-name="P20"><text:span text:style-name="T4">3+ years experience with PostgreSQL</text:span></text:p>
        </text:list-item>
        <text:list-item>
          <text:p text:style-name="P23"><text:span text:style-name="T7">2+ years experience with MySQL and Redis</text:span></text:p>
          <text:p text:style-name="P38"><text:span text:style-name="T7"/></text:p>
        </text:list-item>
      </text:list>
      <text:p text:style-name="P1"><text:span text:style-name="T3">EXPERIENCE:</text:span></text:p>
      <text:p text:style-name="P1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<text:span text:style-name="T8">Aquameta LLC, Portland OR</text:span></text:p>
          </table:table-cell>
          <table:table-cell table:style-name="Table1.A1" office:value-type="string">
            <text:p text:style-name="P6"><text:span text:style-name="T8">March 10 – Feb 12</text:span></text:p>
          </table:table-cell>
        </table:table-row>
      </table:table>
      <text:p text:style-name="P1"/>
      <text:p text:style-name="P1"><text:span text:style-name="T6">Senior Software Developer</text:span></text:p>
      <text:list xml:id="list202476724" text:style-name="L4">
        <text:list-item>
          <text:p text:style-name="P26"><text:span text:style-name="T4">Helped build and maintain multiple large Django sites that were served out of the same code base.</text:span></text:p>
        </text:list-item>
        <text:list-item>
          <text:p text:style-name="P22"><text:span text:style-name="T4">Utilized large amounts of caching and offloading using Redis and Celery.</text:span></text:p>
        </text:list-item>
        <text:list-item>
          <text:p text:style-name="P22"><text:span text:style-name="T4">Pushed for large amounts of testing, resulting in hundreds of unit and integration tests being written and maintained.</text:span></text:p>
          <text:p text:style-name="P39"/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1079162639" text:continue-numbering="true" text:style-name="L4">
              <text:list-header>
                <text:p text:style-name="P35"><text:span text:style-name="T8">Parthenon Software Group, Portland OR</text:span></text:p>
              </text:list-header>
            </text:list>
          </table:table-cell>
          <table:table-cell table:style-name="Table2.A1" office:value-type="string">
            <text:list xml:id="list800188267" text:continue-numbering="true" text:style-name="L4">
              <text:list-header>
                <text:p text:style-name="P32"><text:span text:style-name="T8">Sept 09 – Nov 09</text:span></text:p>
              </text:list-header>
            </text:list>
          </table:table-cell>
        </table:table-row>
      </table:table>
      <text:list xml:id="list2182203111" text:continue-numbering="true" text:style-name="L4">
        <text:list-header>
          <text:p text:style-name="P36"><text:span text:style-name="T6"/></text:p>
          <text:p text:style-name="P37"><text:span text:style-name="T6">Software Developer</text:span></text:p>
        </text:list-header>
        <text:list-item>
          <text:p text:style-name="P26"><text:span text:style-name="T4">Updated unit tests, allowing for more confidence that application was correct.</text:span></text:p>
        </text:list-item>
        <text:list-item>
          <text:p text:style-name="P26"><text:span text:style-name="T4">Met with clients to discuss and advise on what course to take for re-designing their software.</text:span></text:p>
        </text:list-item>
        <text:list-item>
          <text:p text:style-name="P26"><text:span text:style-name="T4">Implemented feature requests, fixing existing bugs in the module while adding the feature,</text:span> <text:span text:style-name="T4">resulting in cleaner, better documented code.</text:span></text:p>
        </text:list-item>
        <text:list-item>
          <text:p text:style-name="P26"><text:span text:style-name="T4">Participated in “brainstorming” sessions concerning design/testing details for various project.</text:span></text:p>
          <text:p text:style-name="P37"/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<text:span text:style-name="T9">Took time to focus on software projects</text:span></text:p>
          </table:table-cell>
          <table:table-cell table:style-name="Table3.A1" office:value-type="string">
            <text:p text:style-name="P6"><text:span text:style-name="T9">Aug</text:span><text:span text:style-name="T9"> 08 - </text:span><text:span text:style-name="T9">Sept</text:span><text:span text:style-name="T9"> 09</text:span></text:p>
          </table:table-cell>
        </table:table-row>
      </table:table>
      <text:p text:style-name="P1"/>
      <text:p text:style-name="P7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"><text:span text:style-name="T8">Criticalpath</text:span><text:span text:style-name="T8"> </text:span><text:span text:style-name="T8">Software</text:span><text:span text:style-name="T8">, </text:span><text:span text:style-name="T8">Portland</text:span><text:span text:style-name="T10"> </text:span><text:span text:style-name="T8">OR</text:span></text:p>
          </table:table-cell>
          <table:table-cell table:style-name="Table4.A1" office:value-type="string">
            <text:p text:style-name="P6"><text:span text:style-name="T8">May</text:span><text:span text:style-name="T8"> 08 - </text:span><text:span text:style-name="T8">Aug</text:span><text:span text:style-name="T8"> 08</text:span></text:p>
          </table:table-cell>
        </table:table-row>
      </table:table>
      <text:p text:style-name="P1"><text:span text:style-name="T6">QA Tester</text:span></text:p>
      <text:list xml:id="list336818800" text:style-name="L5">
        <text:list-item>
          <text:p text:style-name="P27"><text:span text:style-name="T4">Wrote</text:span><text:span text:style-name="T4"> </text:span><text:span text:style-name="T4">and</text:span><text:span text:style-name="T4"> </text:span><text:span text:style-name="T4">executed</text:span><text:span text:style-name="T4"> </text:span><text:span text:style-name="T4">test</text:span><text:span text:style-name="T4"> </text:span><text:span text:style-name="T4">plans</text:span><text:span text:style-name="T4">, </text:span><text:span text:style-name="T4">tracking</text:span><text:span text:style-name="T4"> </text:span><text:span text:style-name="T4">progress</text:span><text:span text:style-name="T4"> </text:span><text:span text:style-name="T4">and</text:span><text:span text:style-name="T4"> </text:span><text:span text:style-name="T4">reporting</text:span><text:span text:style-name="T4"> </text:span><text:span text:style-name="T4">defects</text:span><text:span text:style-name="T4">.</text:span></text:p>
        </text:list-item>
        <text:list-item>
          <text:p text:style-name="P27"><text:span text:style-name="T4">Worked</text:span><text:span text:style-name="T4"> </text:span><text:span text:style-name="T4">with</text:span><text:span text:style-name="T4"> </text:span><text:span text:style-name="T4">a</text:span><text:span text:style-name="T4"> </text:span><text:span text:style-name="T4">team</text:span><text:span text:style-name="T4"> </text:span><text:span text:style-name="T4">to</text:span><text:span text:style-name="T4"> </text:span><text:span text:style-name="T4">decide</text:span><text:span text:style-name="T4"> </text:span><text:span text:style-name="T4">on</text:span><text:span text:style-name="T4"> </text:span><text:span text:style-name="T4">software</text:span><text:span text:style-name="T4"> </text:span><text:span text:style-name="T4">milestones</text:span><text:span text:style-name="T4"> </text:span><text:span text:style-name="T4">and</text:span><text:span text:style-name="T4"> </text:span><text:span text:style-name="T4">requirements</text:span><text:span text:style-name="T4">.</text:span></text:p>
        </text:list-item>
        <text:list-item>
          <text:p text:style-name="P27"><text:span text:style-name="T4">Set</text:span><text:span text:style-name="T4"> </text:span><text:span text:style-name="T4">up</text:span><text:span text:style-name="T4"> </text:span><text:span text:style-name="T4">many</text:span><text:span text:style-name="T4"> </text:span><text:span text:style-name="T4">different</text:span><text:span text:style-name="T4"> </text:span><text:span text:style-name="T4">hardware</text:span><text:span text:style-name="T4">/</text:span><text:span text:style-name="T4">software</text:span><text:span text:style-name="T4"> </text:span><text:span text:style-name="T4">configurations</text:span><text:span text:style-name="T4"> </text:span><text:span text:style-name="T4">for</text:span><text:span text:style-name="T4"> </text:span><text:span text:style-name="T4">testing</text:span><text:span text:style-name="T4">.</text:span></text:p>
        </text:list-item>
        <text:list-item>
          <text:p text:style-name="P27"><text:span text:style-name="T4">Wrote</text:span><text:span text:style-name="T4"> </text:span><text:span text:style-name="T4">a</text:span><text:span text:style-name="T4"> </text:span><text:span text:style-name="T4">tool</text:span><text:span text:style-name="T4"> </text:span><text:span text:style-name="T4">using</text:span><text:span text:style-name="T4"> </text:span><text:span text:style-name="T4">C</text:span><text:span text:style-name="T4">++ </text:span><text:span text:style-name="T4">to</text:span><text:span text:style-name="T4"> </text:span><text:span text:style-name="T4">generate</text:span><text:span text:style-name="T4"> </text:span><text:span text:style-name="T4">data</text:span><text:span text:style-name="T4"> </text:span><text:span text:style-name="T4">for</text:span><text:span text:style-name="T4"> </text:span><text:span text:style-name="T4">testing</text:span><text:span text:style-name="T4">.</text:span></text:p>
        </text:list-item>
        <text:list-item>
          <text:p text:style-name="P27"><text:span text:style-name="T4">Assist</text:span><text:span text:style-name="T4"> </text:span><text:span text:style-name="T4">in</text:span><text:span text:style-name="T4"> </text:span><text:span text:style-name="T4">delegation</text:span><text:span text:style-name="T4"> </text:span><text:span text:style-name="T4">of</text:span><text:span text:style-name="T4"> </text:span><text:span text:style-name="T4">various</text:span><text:span text:style-name="T4"> </text:span><text:span text:style-name="T4">portions</text:span><text:span text:style-name="T4"> </text:span><text:span text:style-name="T4">of</text:span><text:span text:style-name="T4"> </text:span><text:span text:style-name="T4">testing</text:span><text:span text:style-name="T4"> </text:span><text:span text:style-name="T4">to</text:span><text:span text:style-name="T4"> </text:span><text:span text:style-name="T4">help</text:span><text:span text:style-name="T4"> </text:span><text:span text:style-name="T4">train</text:span><text:span text:style-name="T4"> </text:span><text:span text:style-name="T4">new</text:span><text:span text:style-name="T4"> </text:span><text:span text:style-name="T4">members</text:span><text:span text:style-name="T4"> </text:span><text:span text:style-name="T4">of</text:span><text:span text:style-name="T4"> </text:span><text:span text:style-name="T4">the</text:span><text:span text:style-name="T4"> </text:span><text:span text:style-name="T4">team</text:span><text:span text:style-name="T4"> </text:span><text:span text:style-name="T4">prior</text:span><text:span text:style-name="T4"> </text:span><text:span text:style-name="T4">to</text:span><text:span text:style-name="T4"> </text:span><text:span text:style-name="T4">product</text:span><text:span text:style-name="T4"> </text:span><text:span text:style-name="T4">release</text:span><text:span text:style-name="T4">.</text:span></text:p>
        </text:list-item>
      </text:list>
      <text:p text:style-name="P10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5"><text:span text:style-name="T8">Pacific</text:span><text:span text:style-name="T8"> </text:span><text:span text:style-name="T8">Bells</text:span><text:span text:style-name="T8">, </text:span><text:span text:style-name="T8">Portland</text:span><text:span text:style-name="T8"> </text:span><text:span text:style-name="T8">OR</text:span></text:p>
          </table:table-cell>
          <table:table-cell table:style-name="Table5.A1" office:value-type="string">
            <text:p text:style-name="P6"><text:span text:style-name="T8">Feb 07 - May 08</text:span></text:p>
          </table:table-cell>
        </table:table-row>
      </table:table>
      <text:p text:style-name="P19"><text:span text:style-name="T11">Shift Manager</text:span></text:p>
      <text:list xml:id="list1205332735" text:style-name="L6">
        <text:list-item>
          <text:p text:style-name="P28"><text:span text:style-name="T4">Managed</text:span><text:span text:style-name="T4"> </text:span><text:span text:style-name="T4">a</text:span><text:span text:style-name="T4"> </text:span><text:span text:style-name="T4">crew</text:span><text:span text:style-name="T4"> </text:span><text:span text:style-name="T4">of</text:span><text:span text:style-name="T4"> </text:span><text:span text:style-name="T4">up</text:span><text:span text:style-name="T4"> </text:span><text:span text:style-name="T4">to</text:span><text:span text:style-name="T4"> 8 </text:span><text:span text:style-name="T4">members</text:span><text:span text:style-name="T4">.</text:span></text:p>
        </text:list-item>
        <text:list-item>
          <text:p text:style-name="P28"><text:span text:style-name="T4">Trained</text:span><text:span text:style-name="T4"> </text:span><text:span text:style-name="T4">new</text:span><text:span text:style-name="T4"> </text:span><text:span text:style-name="T4">employees</text:span><text:span text:style-name="T4"> </text:span><text:span text:style-name="T4">and</text:span><text:span text:style-name="T4"> </text:span><text:span text:style-name="T4">assisted</text:span><text:span text:style-name="T4"> </text:span><text:span text:style-name="T4">in</text:span><text:span text:style-name="T4"> </text:span><text:span text:style-name="T4">training</text:span><text:span text:style-name="T4"> </text:span><text:span text:style-name="T4">new</text:span><text:span text:style-name="T4"> </text:span><text:span text:style-name="T4">managers</text:span><text:span text:style-name="T4">.</text:span></text:p>
        </text:list-item>
        <text:list-item>
          <text:p text:style-name="P28"><text:span text:style-name="T4">Confirmed</text:span><text:span text:style-name="T4"> </text:span><text:span text:style-name="T4">inventory</text:span><text:span text:style-name="T4"> </text:span><text:span text:style-name="T4">and</text:span><text:span text:style-name="T4"> </text:span><text:span text:style-name="T4">cash</text:span><text:span text:style-name="T4"> </text:span><text:span text:style-name="T4">counts</text:span><text:span text:style-name="T4"> </text:span><text:span text:style-name="T4">precisely</text:span><text:span text:style-name="T4">.</text:span></text:p>
        </text:list-item>
        <text:list-item>
          <text:p text:style-name="P28"><text:span text:style-name="T4">Revived</text:span><text:span text:style-name="T4"> </text:span><text:span text:style-name="T4">some</text:span><text:span text:style-name="T4"> </text:span><text:span text:style-name="T4">cleaning</text:span><text:span text:style-name="T4"> </text:span><text:span text:style-name="T4">procedures</text:span><text:span text:style-name="T4"> </text:span><text:span text:style-name="T4">that</text:span><text:span text:style-name="T4"> </text:span><text:span text:style-name="T4">not</text:span><text:span text:style-name="T4"> </text:span><text:span text:style-name="T4">only</text:span><text:span text:style-name="T4"> </text:span><text:span text:style-name="T4">made</text:span><text:span text:style-name="T4"> </text:span><text:span text:style-name="T4">maintenance</text:span><text:span text:style-name="T4"> </text:span><text:span text:style-name="T4">easier</text:span><text:span text:style-name="T4">, </text:span><text:span text:style-name="T4">but</text:span><text:span text:style-name="T4"> </text:span><text:span text:style-name="T4">improved</text:span><text:span text:style-name="T4"> </text:span><text:span text:style-name="T4">the</text:span> <text:span text:style-name="T4">quality</text:span><text:span text:style-name="T4"> </text:span><text:span text:style-name="T4">of</text:span><text:span text:style-name="T4"> </text:span><text:span text:style-name="T4">food</text:span><text:span text:style-name="T4">.</text:span></text:p>
        </text:list-item>
        <text:list-item>
          <text:p text:style-name="P28"><text:span text:style-name="T4">Ensured</text:span><text:span text:style-name="T4"> </text:span><text:span text:style-name="T4">a</text:span><text:span text:style-name="T4"> </text:span><text:span text:style-name="T4">high</text:span><text:span text:style-name="T4"> </text:span><text:span text:style-name="T4">quality</text:span><text:span text:style-name="T4"> </text:span><text:span text:style-name="T4">customer</text:span><text:span text:style-name="T4"> </text:span><text:span text:style-name="T4">experience</text:span><text:span text:style-name="T4"> </text:span><text:span text:style-name="T4">through</text:span><text:span text:style-name="T4"> </text:span><text:span text:style-name="T4">coaching</text:span><text:span text:style-name="T4"> </text:span><text:span text:style-name="T4">of</text:span><text:span text:style-name="T4"> </text:span><text:span text:style-name="T4">team</text:span><text:span text:style-name="T4"> </text:span><text:span text:style-name="T4">members</text:span><text:span text:style-name="T4"> </text:span><text:span text:style-name="T4">and</text:span><text:span text:style-name="T4"> </text:span><text:span text:style-name="T4">setting</text:span><text:span text:style-name="T4"> </text:span><text:span text:style-name="T4">a</text:span> <text:span text:style-name="T4">good</text:span><text:span text:style-name="T4"> </text:span><text:span text:style-name="T4">example</text:span><text:span text:style-name="T4">.</text:span></text:p>
        </text:list-item>
      </text:list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9">Took</text:span><text:span text:style-name="T9"> </text:span><text:span text:style-name="T9">time</text:span><text:span text:style-name="T9"> </text:span><text:span text:style-name="T9">to</text:span><text:span text:style-name="T9"> </text:span><text:span text:style-name="T9">focus</text:span><text:span text:style-name="T9"> </text:span><text:span text:style-name="T9">on</text:span><text:span text:style-name="T9"> </text:span><text:span text:style-name="T9">software</text:span><text:span text:style-name="T9"> </text:span><text:span text:style-name="T9">projects</text:span><text:span text:style-name="T9"> </text:span><text:span text:style-name="T9">while</text:span><text:span text:style-name="T9"> </text:span><text:span text:style-name="T9">looking</text:span><text:span text:style-name="T9"> </text:span><text:span text:style-name="T9">for</text:span><text:span text:style-name="T9"> </text:span><text:span text:style-name="T9">work</text:span></text:p>
          </table:table-cell>
          <table:table-cell table:style-name="Table6.A1" office:value-type="string">
            <text:p text:style-name="P6"><text:span text:style-name="T9">Aug</text:span><text:span text:style-name="T9"> 06 - </text:span><text:span text:style-name="T9">Feb</text:span><text:span text:style-name="T9"> 07</text:span></text:p>
          </table:table-cell>
        </table:table-row>
      </table:table>
      <text:p text:style-name="P13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"><text:span text:style-name="T8">Transim</text:span><text:span text:style-name="T8"> </text:span><text:span text:style-name="T8">Technology</text:span><text:span text:style-name="T8">, </text:span><text:span text:style-name="T8">Portland</text:span><text:span text:style-name="T8"> </text:span><text:span text:style-name="T8">OR</text:span></text:p>
          </table:table-cell>
          <table:table-cell table:style-name="Table7.A1" office:value-type="string">
            <text:p text:style-name="P6"><text:span text:style-name="T8">Dec</text:span><text:span text:style-name="T8"> 05 - </text:span><text:span text:style-name="T8">Aug</text:span><text:span text:style-name="T8"> 06</text:span></text:p>
          </table:table-cell>
        </table:table-row>
      </table:table>
      <text:p text:style-name="P19"><text:span text:style-name="T6">Intern</text:span><text:span text:style-name="T6"> </text:span><text:span text:style-name="T6">SW</text:span><text:span text:style-name="T6"> </text:span><text:span text:style-name="T6">Developer</text:span></text:p>
      <text:list xml:id="list1852522221" text:style-name="L7">
        <text:list-item>
          <text:p text:style-name="P29"><text:span text:style-name="T4">Cleaned</text:span><text:span text:style-name="T4"> </text:span><text:span text:style-name="T4">up</text:span><text:span text:style-name="T4"> </text:span><text:span text:style-name="T4">and</text:span><text:span text:style-name="T4"> </text:span><text:span text:style-name="T4">maintained</text:span><text:span text:style-name="T4"> </text:span><text:span text:style-name="T4">several</text:span><text:span text:style-name="T4"> </text:span><text:span text:style-name="T4">in</text:span><text:span text:style-name="T4">-</text:span><text:span text:style-name="T4">house</text:span><text:span text:style-name="T4"> </text:span><text:span text:style-name="T4">tools</text:span><text:span text:style-name="T4"> </text:span><text:span text:style-name="T4">written</text:span><text:span text:style-name="T4"> </text:span><text:span text:style-name="T4">in</text:span><text:span text:style-name="T4"> </text:span><text:span text:style-name="T4">Perl</text:span><text:span text:style-name="T4">, </text:span><text:span text:style-name="T4">Java</text:span><text:span text:style-name="T4">, </text:span><text:span text:style-name="T4">and</text:span><text:span text:style-name="T4"> </text:span><text:span text:style-name="T4">PHP</text:span><text:span text:style-name="T4"> </text:span><text:span text:style-name="T4">for</text:span><text:span text:style-name="T4"> </text:span><text:span text:style-name="T4">processing</text:span> <text:span text:style-name="T4">and</text:span><text:span text:style-name="T4"> </text:span><text:span text:style-name="T4">displaying</text:span><text:span text:style-name="T4"> </text:span><text:span text:style-name="T4">circuit</text:span><text:span text:style-name="T4"> </text:span><text:span text:style-name="T4">schematics</text:span><text:span text:style-name="T4">.</text:span></text:p>
        </text:list-item>
        <text:list-item>
          <text:p text:style-name="P29"><text:span text:style-name="T4">Created</text:span><text:span text:style-name="T4"> </text:span><text:span text:style-name="T4">a</text:span><text:span text:style-name="T4"> </text:span><text:span text:style-name="T4">GUI</text:span><text:span text:style-name="T4"> </text:span><text:span text:style-name="T4">for</text:span><text:span text:style-name="T4"> </text:span><text:span text:style-name="T4">two</text:span><text:span text:style-name="T4"> </text:span><text:span text:style-name="T4">of</text:span><text:span text:style-name="T4"> </text:span><text:span text:style-name="T4">the</text:span><text:span text:style-name="T4"> </text:span><text:span text:style-name="T4">in</text:span><text:span text:style-name="T4">-</text:span><text:span text:style-name="T4">house</text:span><text:span text:style-name="T4"> </text:span><text:span text:style-name="T4">tools</text:span><text:span text:style-name="T4"> </text:span><text:span text:style-name="T4">so</text:span><text:span text:style-name="T4"> </text:span><text:span text:style-name="T4">that</text:span><text:span text:style-name="T4"> </text:span><text:span text:style-name="T4">non</text:span><text:span text:style-name="T4">-</text:span><text:span text:style-name="T4">technical</text:span><text:span text:style-name="T4"> </text:span><text:span text:style-name="T4">staff</text:span><text:span text:style-name="T4"> </text:span><text:span text:style-name="T4">could</text:span><text:span text:style-name="T4"> </text:span><text:span text:style-name="T4">assist</text:span><text:span text:style-name="T4"> </text:span><text:span text:style-name="T4">in</text:span><text:span text:style-name="T4"> </text:span><text:span text:style-name="T4">processing</text:span> <text:span text:style-name="T4">schematics</text:span><text:span text:style-name="T4"> </text:span><text:span text:style-name="T4">that</text:span><text:span text:style-name="T4"> </text:span><text:span text:style-name="T4">needed</text:span><text:span text:style-name="T4"> </text:span><text:span text:style-name="T4">human</text:span><text:span text:style-name="T4"> </text:span><text:span text:style-name="T4">interaction</text:span><text:span text:style-name="T4">.</text:span></text:p>
        </text:list-item>
        <text:list-item>
          <text:p text:style-name="P29"><text:span text:style-name="T4">Implemented</text:span><text:span text:style-name="T4"> </text:span><text:span text:style-name="T4">a</text:span><text:span text:style-name="T4"> </text:span><text:span text:style-name="T4">secure</text:span><text:span text:style-name="T4"> </text:span><text:span text:style-name="T4">login</text:span><text:span text:style-name="T4"> </text:span><text:span text:style-name="T4">system</text:span><text:span text:style-name="T4"> </text:span><text:span text:style-name="T4">with</text:span><text:span text:style-name="T4"> </text:span><text:span text:style-name="T4">detailed</text:span><text:span text:style-name="T4"> </text:span><text:span text:style-name="T4">permission</text:span><text:span text:style-name="T4"> </text:span><text:span text:style-name="T4">setup</text:span><text:span text:style-name="T4">.</text:span></text:p>
        </text:list-item>
        <text:list-item>
          <text:p text:style-name="P29"><text:span text:style-name="T4">Documented</text:span><text:span text:style-name="T4"> </text:span><text:span text:style-name="T4">all</text:span><text:span text:style-name="T4"> </text:span><text:span text:style-name="T4">of</text:span><text:span text:style-name="T4"> </text:span><text:span text:style-name="T4">the</text:span><text:span text:style-name="T4"> </text:span><text:span text:style-name="T4">above</text:span><text:span text:style-name="T4"> </text:span><text:span text:style-name="T4">mentioned</text:span><text:span text:style-name="T4"> </text:span><text:span text:style-name="T4">work</text:span><text:span text:style-name="T4">, </text:span><text:span text:style-name="T4">along</text:span><text:span text:style-name="T4"> </text:span><text:span text:style-name="T4">with</text:span><text:span text:style-name="T4"> </text:span><text:span text:style-name="T4">a</text:span><text:span text:style-name="T4"> </text:span><text:span text:style-name="T4">large</text:span><text:span text:style-name="T4"> </text:span><text:span text:style-name="T4">portion</text:span><text:span text:style-name="T4"> </text:span><text:span text:style-name="T4">of</text:span><text:span text:style-name="T4"> </text:span><text:span text:style-name="T4">a</text:span><text:span text:style-name="T4"> </text:span><text:span text:style-name="T4">Java</text:span><text:span text:style-name="T4"> </text:span><text:span text:style-name="T4">based</text:span><text:span text:style-name="T4"> </text:span><text:span text:style-name="T4">webserver</text:span> <text:span text:style-name="T4">back</text:span><text:span text:style-name="T4">-</text:span><text:span text:style-name="T4">end</text:span><text:span text:style-name="T4">.</text:span></text:p>
        </text:list-item>
      </text:list>
      <text:p text:style-name="P1"><text:span text:style-name="T3"/></text:p>
      <text:p text:style-name="P16"><text:span text:style-name="T3">GROUPS &amp; AFFILIATIONS:</text:span></text:p>
      <text:p text:style-name="P1"><text:span text:style-name="T6">PDX</text:span><text:span text:style-name="T6"> </text:span><text:span text:style-name="T6">Python</text:span></text:p>
      <text:list xml:id="list2144740368" text:style-name="L8">
        <text:list-item>
          <text:p text:style-name="P30"><text:span text:style-name="T4">A</text:span><text:span text:style-name="T4"> </text:span><text:span text:style-name="T4">group</text:span><text:span text:style-name="T4"> </text:span><text:span text:style-name="T4">of</text:span><text:span text:style-name="T4"> </text:span><text:span text:style-name="T4">Python</text:span><text:span text:style-name="T4"> </text:span><text:span text:style-name="T4">Developers</text:span><text:span text:style-name="T4"> </text:span><text:span text:style-name="T4">that</text:span><text:span text:style-name="T4"> </text:span><text:span text:style-name="T4">meet</text:span><text:span text:style-name="T4"> </text:span><text:span text:style-name="T4">once</text:span><text:span text:style-name="T4"> </text:span><text:span text:style-name="T4">a</text:span><text:span text:style-name="T4"> </text:span><text:span text:style-name="T4">month</text:span><text:span text:style-name="T4"> </text:span><text:span text:style-name="T4">to</text:span><text:span text:style-name="T4"> </text:span><text:span text:style-name="T4">discuss</text:span><text:span text:style-name="T4"> </text:span><text:span text:style-name="T4">various</text:span><text:span text:style-name="T4"> </text:span><text:span text:style-name="T4">projects</text:span><text:span text:style-name="T4"> </text:span><text:span text:style-name="T4">and</text:span><text:span text:style-name="T4"> </text:span><text:span text:style-name="T4">libraries</text:span><text:span text:style-name="T4">. </text:span><text:span text:style-name="T4">The</text:span><text:span text:style-name="T4"> </text:span><text:span text:style-name="T4">majority</text:span><text:span text:style-name="T4"> </text:span><text:span text:style-name="T4">of</text:span><text:span text:style-name="T4"> </text:span><text:span text:style-name="T4">the</text:span><text:span text:style-name="T4"> </text:span><text:span text:style-name="T4">group</text:span><text:span text:style-name="T4"> </text:span><text:span text:style-name="T4">is</text:span><text:span text:style-name="T4"> </text:span><text:span text:style-name="T4">web</text:span><text:span text:style-name="T4"> </text:span><text:span text:style-name="T4">developers</text:span><text:span text:style-name="T4">.</text:span></text:p>
        </text:list-item>
      </text:list>
      <text:p text:style-name="P33"><text:span text:style-name="T6">PDX</text:span><text:span text:style-name="T6"> </text:span><text:span text:style-name="T6">Django</text:span></text:p>
      <text:list xml:id="list375076620" text:continue-numbering="true" text:style-name="L8">
        <text:list-item>
          <text:p text:style-name="P30"><text:span text:style-name="T4">A</text:span><text:span text:style-name="T4"> </text:span><text:span text:style-name="T4">group</text:span><text:span text:style-name="T4"> </text:span><text:span text:style-name="T4">much</text:span><text:span text:style-name="T4"> </text:span><text:span text:style-name="T4">like</text:span><text:span text:style-name="T4"> </text:span><text:span text:style-name="T4">PDX</text:span><text:span text:style-name="T4"> </text:span><text:span text:style-name="T4">Python</text:span><text:span text:style-name="T4"> </text:span><text:span text:style-name="T4">but</text:span><text:span text:style-name="T4"> </text:span><text:span text:style-name="T4">focusing</text:span><text:span text:style-name="T4"> </text:span><text:span text:style-name="T4">mainly</text:span><text:span text:style-name="T4"> </text:span><text:span text:style-name="T4">on</text:span><text:span text:style-name="T4"> </text:span><text:span text:style-name="T4">Django</text:span><text:span text:style-name="T4">.</text:span><text:span text:style-name="T6"> </text:span></text:p>
        </text:list-item>
      </text:list>
      <text:p text:style-name="P4"/>
      <text:p text:style-name="P1"><text:span text:style-name="T3">PERSONAL</text:span><text:span text:style-name="T3"> </text:span><text:span text:style-name="T3">PROJECTS</text:span><text:span text:style-name="T3">:</text:span></text:p>
      <text:list xml:id="list2059195808" text:style-name="L9">
        <text:list-item>
          <text:p text:style-name="P31"><text:span text:style-name="T4">Worked</text:span><text:span text:style-name="T4"> </text:span><text:span text:style-name="T4">with</text:span><text:span text:style-name="T4"> </text:span><text:span text:style-name="T4">two</text:span><text:span text:style-name="T4"> </text:span><text:span text:style-name="T4">others</text:span><text:span text:style-name="T4"> </text:span><text:span text:style-name="T4">on</text:span><text:span text:style-name="T4"> </text:span><text:span text:style-name="T4">a</text:span><text:span text:style-name="T4"> </text:span><text:span text:style-name="T4">website</text:span><text:span text:style-name="T4"> </text:span><text:span text:style-name="T4">for</text:span><text:span text:style-name="T4"> #</text:span><text:span text:style-name="T4">archlinux</text:span><text:span text:style-name="T4">-</text:span><text:span text:style-name="T4">code</text:span><text:span text:style-name="T4"> </text:span><text:span text:style-name="T4">on</text:span><text:span text:style-name="T4"> </text:span><text:span text:style-name="T4">irc</text:span><text:span text:style-name="T4">.</text:span><text:span text:style-name="T4">freenode</text:span><text:span text:style-name="T4">.</text:span><text:span text:style-name="T4">net</text:span><text:span text:style-name="T4">.  </text:span><text:span text:style-name="T4">The</text:span><text:span text:style-name="T4"> </text:span><text:span text:style-name="T4">website</text:span><text:span text:style-name="T4"> </text:span><text:span text:style-name="T4">is</text:span><text:span text:style-name="T4"> </text:span><text:span text:style-name="T4">for</text:span><text:span text:style-name="T4"> </text:span><text:span text:style-name="T4">weekly</text:span><text:span text:style-name="T4"> </text:span><text:span text:style-name="T4">programming</text:span><text:span text:style-name="T4"> </text:span><text:span text:style-name="T4">challenges</text:span><text:span text:style-name="T4">. </text:span><text:span text:style-name="T4">Using</text:span><text:span text:style-name="T4"> </text:span><text:span text:style-name="T4">Python</text:span><text:span text:style-name="T4"> </text:span><text:span text:style-name="T4">and</text:span><text:span text:style-name="T4"> </text:span><text:span text:style-name="T4">Django</text:span><text:span text:style-name="T4"> </text:span><text:span text:style-name="T4">on</text:span><text:span text:style-name="T4"> </text:span><text:span text:style-name="T4">this</text:span><text:span text:style-name="T4"> </text:span><text:span text:style-name="T4">project</text:span><text:span text:style-name="T4">.</text:span></text:p>
        </text:list-item>
        <text:list-item>
          <text:p text:style-name="P31"><text:span text:style-name="T4">Synput</text:span><text:span text:style-name="T4"> </text:span><text:span text:style-name="T4">is</text:span><text:span text:style-name="T4"> </text:span><text:span text:style-name="T4">an</text:span><text:span text:style-name="T4"> </text:span><text:span text:style-name="T4">application</text:span><text:span text:style-name="T4"> </text:span><text:span text:style-name="T4">I</text:span><text:span text:style-name="T4"> </text:span><text:span text:style-name="T4">am</text:span><text:span text:style-name="T4"> </text:span><text:span text:style-name="T4">working</text:span><text:span text:style-name="T4"> </text:span><text:span text:style-name="T4">on</text:span><text:span text:style-name="T4"> </text:span><text:span text:style-name="T4">for</text:span><text:span text:style-name="T4"> </text:span><text:span text:style-name="T4">managing</text:span><text:span text:style-name="T4"> “</text:span><text:span text:style-name="T4">to</text:span><text:span text:style-name="T4">-</text:span><text:span text:style-name="T4">do</text:span><text:span text:style-name="T4"> </text:span><text:span text:style-name="T4">lists</text:span><text:span text:style-name="T4">”. </text:span><text:span text:style-name="T4">It</text:span><text:span text:style-name="T4"> </text:span><text:span text:style-name="T4">is</text:span><text:span text:style-name="T4"> </text:span><text:span text:style-name="T4">in</text:span><text:span text:style-name="T4"> </text:span><text:span text:style-name="T4">early</text:span><text:span text:style-name="T4"> </text:span><text:span text:style-name="T4">development</text:span><text:span text:style-name="T4"> </text:span><text:span text:style-name="T4">but</text:span><text:span text:style-name="T4"> </text:span><text:span text:style-name="T4">is</text:span><text:span text:style-name="T4"> </text:span><text:span text:style-name="T4">advancing</text:span><text:span text:style-name="T4"> </text:span><text:span text:style-name="T4">quickly</text:span><text:span text:style-name="T4">. </text:span><text:span text:style-name="T4">Also</text:span><text:span text:style-name="T4"> </text:span><text:span text:style-name="T4">using</text:span><text:span text:style-name="T4"> </text:span><text:span text:style-name="T4">Python</text:span><text:span text:style-name="T4"> </text:span><text:span text:style-name="T4">and</text:span><text:span text:style-name="T4"> </text:span><text:span text:style-name="T4">Django</text:span><text:span text:style-name="T4">.</text:span></text:p>
        </text:list-item>
        <text:list-item>
          <text:p text:style-name="P31"><text:span text:style-name="T4">Battery</text:span><text:span text:style-name="T4"> </text:span><text:span text:style-name="T4">monitor</text:span><text:span text:style-name="T4"> </text:span><text:span text:style-name="T4">plug</text:span><text:span text:style-name="T4">-</text:span><text:span text:style-name="T4">in</text:span><text:span text:style-name="T4"> </text:span><text:span text:style-name="T4">for</text:span><text:span text:style-name="T4"> </text:span><text:span text:style-name="T4">XMobar</text:span><text:span text:style-name="T4"> </text:span><text:span text:style-name="T4">written</text:span><text:span text:style-name="T4"> </text:span><text:span text:style-name="T4">in</text:span><text:span text:style-name="T4"> </text:span><text:span text:style-name="T4">Haskell</text:span><text:span text:style-name="T4"> </text:span><text:span text:style-name="T4">to</text:span><text:span text:style-name="T4"> </text:span><text:span text:style-name="T4">learn</text:span><text:span text:style-name="T4"> </text:span><text:span text:style-name="T4">the</text:span><text:span text:style-name="T4"> </text:span><text:span text:style-name="T4">language</text:span><text:span text:style-name="T4"> </text:span><text:span text:style-name="T4">and</text:span><text:span text:style-name="T4"> </text:span><text:span text:style-name="T4">help</text:span><text:span text:style-name="T4"> </text:span><text:span text:style-name="T4">an</text:span><text:span text:style-name="T4"> </text:span><text:span text:style-name="T4">open</text:span><text:span text:style-name="T4"> </text:span><text:span text:style-name="T4">source</text:span><text:span text:style-name="T4"> </text:span><text:span text:style-name="T4">project</text:span><text:span text:style-name="T4">.</text:span></text:p>
        </text:list-item>
        <text:list-item>
          <text:p text:style-name="P31"><text:span text:style-name="T4">Updated</text:span><text:span text:style-name="T4"> </text:span><text:span text:style-name="T4">a</text:span><text:span text:style-name="T4"> </text:span><text:span text:style-name="T4">couple</text:span><text:span text:style-name="T4"> </text:span><text:span text:style-name="T4">third</text:span><text:span text:style-name="T4"> </text:span><text:span text:style-name="T4">party</text:span><text:span text:style-name="T4"> </text:span><text:span text:style-name="T4">modules</text:span><text:span text:style-name="T4"> </text:span><text:span text:style-name="T4">for</text:span><text:span text:style-name="T4"> </text:span><text:span text:style-name="T4">Django</text:span><text:span text:style-name="T4"> </text:span><text:span text:style-name="T4">to</text:span><text:span text:style-name="T4"> </text:span><text:span text:style-name="T4">be</text:span><text:span text:style-name="T4"> </text:span><text:span text:style-name="T4">Django</text:span><text:span text:style-name="T4"> 1.2 </text:span><text:span text:style-name="T4">compatible</text:span><text:span text:style-name="T4">.</text:span></text:p>
        </text:list-item>
        <text:list-item>
          <text:p text:style-name="P31"><text:soft-page-break/><text:span text:style-name="T4">Contributed</text:span><text:span text:style-name="T4"> </text:span><text:span text:style-name="T4">to</text:span><text:span text:style-name="T4"> </text:span><text:span text:style-name="T4">a</text:span><text:span text:style-name="T4"> </text:span><text:span text:style-name="T4">open</text:span><text:span text:style-name="T4"> </text:span><text:span text:style-name="T4">source</text:span><text:span text:style-name="T4"> </text:span><text:span text:style-name="T4">game</text:span><text:span text:style-name="T4"> </text:span><text:span text:style-name="T4">engine</text:span><text:span text:style-name="T4"> </text:span><text:span text:style-name="T4">written</text:span><text:span text:style-name="T4"> </text:span><text:span text:style-name="T4">in</text:span><text:span text:style-name="T4"> </text:span><text:span text:style-name="T4">lisp</text:span><text:span text:style-name="T4"> </text:span><text:span text:style-name="T4">by</text:span><text:span text:style-name="T4"> </text:span><text:span text:style-name="T4">making</text:span><text:span text:style-name="T4"> </text:span><text:span text:style-name="T4">how</text:span><text:span text:style-name="T4"> </text:span><text:span text:style-name="T4">primitives</text:span><text:span text:style-name="T4"> </text:span><text:span text:style-name="T4">are</text:span><text:span text:style-name="T4"> </text:span><text:span text:style-name="T4">drawn</text:span><text:span text:style-name="T4"> </text:span><text:span text:style-name="T4">a</text:span><text:span text:style-name="T4"> </text:span><text:span text:style-name="T4">bit</text:span><text:span text:style-name="T4"> </text:span><text:span text:style-name="T4">more</text:span><text:span text:style-name="T4"> </text:span><text:span text:style-name="T4">intuitive</text:span><text:span text:style-name="T4"> </text:span><text:span text:style-name="T4">and</text:span><text:span text:style-name="T4"> </text:span><text:span text:style-name="T4">map</text:span><text:span text:style-name="T4"> </text:span><text:span text:style-name="T4">more</text:span><text:span text:style-name="T4"> </text:span><text:span text:style-name="T4">directly</text:span><text:span text:style-name="T4"> </text:span><text:span text:style-name="T4">to</text:span><text:span text:style-name="T4"> </text:span><text:span text:style-name="T4">how</text:span><text:span text:style-name="T4"> </text:span><text:span text:style-name="T4">the</text:span><text:span text:style-name="T4"> </text:span><text:span text:style-name="T4">underlying</text:span><text:span text:style-name="T4"> </text:span><text:span text:style-name="T4">OpenGL</text:span><text:span text:style-name="T4"> </text:span><text:span text:style-name="T4">implementation</text:span><text:span text:style-name="T4"> </text:span><text:span text:style-name="T4">does</text:span><text:span text:style-name="T4"> </text:span><text:span text:style-name="T4">it</text:span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26in" fo:margin-right="0.0626in" fo:margin-top="0.0626in" fo:margin-bottom="0.0626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563in" fo:margin-bottom="0.1563in" fo:text-indent="0in" style:auto-text-indent="false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in" fo:margin-right="0in" fo:margin-top="0.25in" fo:margin-bottom="0.25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/>
        <style:text-properties style:font-name="Arial"/>
      </text:list-level-style-bullet>
      <text:list-level-style-bullet text:level="2" text:style-name="List1Level1" text:bullet-char="○">
        <style:list-level-properties text:space-before="0.75in"/>
        <style:text-properties style:font-name="Arial"/>
      </text:list-level-style-bullet>
      <text:list-level-style-bullet text:level="3" text:style-name="List1Level2" text:bullet-char="■">
        <style:list-level-properties fo:text-align="end"/>
        <style:text-properties style:font-name="Arial"/>
      </text:list-level-style-bullet>
      <text:list-level-style-bullet text:level="4" text:style-name="List1Level3" text:bullet-char="■">
        <style:list-level-properties text:space-before="1.75in"/>
        <style:text-properties style:font-name="Arial"/>
      </text:list-level-style-bullet>
      <text:list-level-style-bullet text:level="5" text:style-name="List1Level4" text:bullet-char="■">
        <style:list-level-properties text:space-before="2.25in"/>
        <style:text-properties style:font-name="Arial"/>
      </text:list-level-style-bullet>
      <text:list-level-style-bullet text:level="6" text:style-name="List1Level5" text:bullet-char="■">
        <style:list-level-properties fo:text-align="end"/>
        <style:text-properties style:font-name="Arial"/>
      </text:list-level-style-bullet>
      <text:list-level-style-bullet text:level="7" text:style-name="List1Level6" text:bullet-char="■">
        <style:list-level-properties text:space-before="3.25in"/>
        <style:text-properties style:font-name="Arial"/>
      </text:list-level-style-bullet>
      <text:list-level-style-bullet text:level="8" text:style-name="List1Level7" text:bullet-char="■">
        <style:list-level-properties text:space-before="3.75in"/>
        <style:text-properties style:font-name="Arial"/>
      </text:list-level-style-bullet>
      <text:list-level-style-bullet text:level="9" text:style-name="List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/>
        <style:text-properties style:font-name="Arial"/>
      </text:list-level-style-bullet>
      <text:list-level-style-bullet text:level="2" text:style-name="List2Level1" text:bullet-char="○">
        <style:list-level-properties text:space-before="0.75in"/>
        <style:text-properties style:font-name="Arial"/>
      </text:list-level-style-bullet>
      <text:list-level-style-bullet text:level="3" text:style-name="List2Level2" text:bullet-char="■">
        <style:list-level-properties fo:text-align="end"/>
        <style:text-properties style:font-name="Arial"/>
      </text:list-level-style-bullet>
      <text:list-level-style-bullet text:level="4" text:style-name="List2Level3" text:bullet-char="■">
        <style:list-level-properties text:space-before="1.75in"/>
        <style:text-properties style:font-name="Arial"/>
      </text:list-level-style-bullet>
      <text:list-level-style-bullet text:level="5" text:style-name="List2Level4" text:bullet-char="■">
        <style:list-level-properties text:space-before="2.25in"/>
        <style:text-properties style:font-name="Arial"/>
      </text:list-level-style-bullet>
      <text:list-level-style-bullet text:level="6" text:style-name="List2Level5" text:bullet-char="■">
        <style:list-level-properties fo:text-align="end"/>
        <style:text-properties style:font-name="Arial"/>
      </text:list-level-style-bullet>
      <text:list-level-style-bullet text:level="7" text:style-name="List2Level6" text:bullet-char="■">
        <style:list-level-properties text:space-before="3.25in"/>
        <style:text-properties style:font-name="Arial"/>
      </text:list-level-style-bullet>
      <text:list-level-style-bullet text:level="8" text:style-name="List2Level7" text:bullet-char="■">
        <style:list-level-properties text:space-before="3.75in"/>
        <style:text-properties style:font-name="Arial"/>
      </text:list-level-style-bullet>
      <text:list-level-style-bullet text:level="9" text:style-name="List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/>
        <style:text-properties style:font-name="Arial"/>
      </text:list-level-style-bullet>
      <text:list-level-style-bullet text:level="2" text:style-name="List3Level1" text:bullet-char="○">
        <style:list-level-properties text:space-before="0.75in"/>
        <style:text-properties style:font-name="Arial"/>
      </text:list-level-style-bullet>
      <text:list-level-style-bullet text:level="3" text:style-name="List3Level2" text:bullet-char="■">
        <style:list-level-properties fo:text-align="end"/>
        <style:text-properties style:font-name="Arial"/>
      </text:list-level-style-bullet>
      <text:list-level-style-bullet text:level="4" text:style-name="List3Level3" text:bullet-char="■">
        <style:list-level-properties text:space-before="1.75in"/>
        <style:text-properties style:font-name="Arial"/>
      </text:list-level-style-bullet>
      <text:list-level-style-bullet text:level="5" text:style-name="List3Level4" text:bullet-char="■">
        <style:list-level-properties text:space-before="2.25in"/>
        <style:text-properties style:font-name="Arial"/>
      </text:list-level-style-bullet>
      <text:list-level-style-bullet text:level="6" text:style-name="List3Level5" text:bullet-char="■">
        <style:list-level-properties fo:text-align="end"/>
        <style:text-properties style:font-name="Arial"/>
      </text:list-level-style-bullet>
      <text:list-level-style-bullet text:level="7" text:style-name="List3Level6" text:bullet-char="■">
        <style:list-level-properties text:space-before="3.25in"/>
        <style:text-properties style:font-name="Arial"/>
      </text:list-level-style-bullet>
      <text:list-level-style-bullet text:level="8" text:style-name="List3Level7" text:bullet-char="■">
        <style:list-level-properties text:space-before="3.75in"/>
        <style:text-properties style:font-name="Arial"/>
      </text:list-level-style-bullet>
      <text:list-level-style-bullet text:level="9" text:style-name="List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/>
        <style:text-properties style:font-name="Arial"/>
      </text:list-level-style-bullet>
      <text:list-level-style-bullet text:level="2" text:style-name="List4Level1" text:bullet-char="○">
        <style:list-level-properties text:space-before="0.75in"/>
        <style:text-properties style:font-name="Arial"/>
      </text:list-level-style-bullet>
      <text:list-level-style-bullet text:level="3" text:style-name="List4Level2" text:bullet-char="■">
        <style:list-level-properties fo:text-align="end"/>
        <style:text-properties style:font-name="Arial"/>
      </text:list-level-style-bullet>
      <text:list-level-style-bullet text:level="4" text:style-name="List4Level3" text:bullet-char="■">
        <style:list-level-properties text:space-before="1.75in"/>
        <style:text-properties style:font-name="Arial"/>
      </text:list-level-style-bullet>
      <text:list-level-style-bullet text:level="5" text:style-name="List4Level4" text:bullet-char="■">
        <style:list-level-properties text:space-before="2.25in"/>
        <style:text-properties style:font-name="Arial"/>
      </text:list-level-style-bullet>
      <text:list-level-style-bullet text:level="6" text:style-name="List4Level5" text:bullet-char="■">
        <style:list-level-properties fo:text-align="end"/>
        <style:text-properties style:font-name="Arial"/>
      </text:list-level-style-bullet>
      <text:list-level-style-bullet text:level="7" text:style-name="List4Level6" text:bullet-char="■">
        <style:list-level-properties text:space-before="3.25in"/>
        <style:text-properties style:font-name="Arial"/>
      </text:list-level-style-bullet>
      <text:list-level-style-bullet text:level="8" text:style-name="List4Level7" text:bullet-char="■">
        <style:list-level-properties text:space-before="3.75in"/>
        <style:text-properties style:font-name="Arial"/>
      </text:list-level-style-bullet>
      <text:list-level-style-bullet text:level="9" text:style-name="List4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/>
        <style:text-properties style:font-name="Arial"/>
      </text:list-level-style-bullet>
      <text:list-level-style-bullet text:level="2" text:style-name="List5Level1" text:bullet-char="○">
        <style:list-level-properties text:space-before="0.75in"/>
        <style:text-properties style:font-name="Arial"/>
      </text:list-level-style-bullet>
      <text:list-level-style-bullet text:level="3" text:style-name="List5Level2" text:bullet-char="■">
        <style:list-level-properties fo:text-align="end"/>
        <style:text-properties style:font-name="Arial"/>
      </text:list-level-style-bullet>
      <text:list-level-style-bullet text:level="4" text:style-name="List5Level3" text:bullet-char="■">
        <style:list-level-properties text:space-before="1.75in"/>
        <style:text-properties style:font-name="Arial"/>
      </text:list-level-style-bullet>
      <text:list-level-style-bullet text:level="5" text:style-name="List5Level4" text:bullet-char="■">
        <style:list-level-properties text:space-before="2.25in"/>
        <style:text-properties style:font-name="Arial"/>
      </text:list-level-style-bullet>
      <text:list-level-style-bullet text:level="6" text:style-name="List5Level5" text:bullet-char="■">
        <style:list-level-properties fo:text-align="end"/>
        <style:text-properties style:font-name="Arial"/>
      </text:list-level-style-bullet>
      <text:list-level-style-bullet text:level="7" text:style-name="List5Level6" text:bullet-char="■">
        <style:list-level-properties text:space-before="3.25in"/>
        <style:text-properties style:font-name="Arial"/>
      </text:list-level-style-bullet>
      <text:list-level-style-bullet text:level="8" text:style-name="List5Level7" text:bullet-char="■">
        <style:list-level-properties text:space-before="3.75in"/>
        <style:text-properties style:font-name="Arial"/>
      </text:list-level-style-bullet>
      <text:list-level-style-bullet text:level="9" text:style-name="List5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/>
        <style:text-properties style:font-name="Arial"/>
      </text:list-level-style-bullet>
      <text:list-level-style-bullet text:level="2" text:style-name="List6Level1" text:bullet-char="○">
        <style:list-level-properties text:space-before="0.75in"/>
        <style:text-properties style:font-name="Arial"/>
      </text:list-level-style-bullet>
      <text:list-level-style-bullet text:level="3" text:style-name="List6Level2" text:bullet-char="■">
        <style:list-level-properties fo:text-align="end"/>
        <style:text-properties style:font-name="Arial"/>
      </text:list-level-style-bullet>
      <text:list-level-style-bullet text:level="4" text:style-name="List6Level3" text:bullet-char="■">
        <style:list-level-properties text:space-before="1.75in"/>
        <style:text-properties style:font-name="Arial"/>
      </text:list-level-style-bullet>
      <text:list-level-style-bullet text:level="5" text:style-name="List6Level4" text:bullet-char="■">
        <style:list-level-properties text:space-before="2.25in"/>
        <style:text-properties style:font-name="Arial"/>
      </text:list-level-style-bullet>
      <text:list-level-style-bullet text:level="6" text:style-name="List6Level5" text:bullet-char="■">
        <style:list-level-properties fo:text-align="end"/>
        <style:text-properties style:font-name="Arial"/>
      </text:list-level-style-bullet>
      <text:list-level-style-bullet text:level="7" text:style-name="List6Level6" text:bullet-char="■">
        <style:list-level-properties text:space-before="3.25in"/>
        <style:text-properties style:font-name="Arial"/>
      </text:list-level-style-bullet>
      <text:list-level-style-bullet text:level="8" text:style-name="List6Level7" text:bullet-char="■">
        <style:list-level-properties text:space-before="3.75in"/>
        <style:text-properties style:font-name="Arial"/>
      </text:list-level-style-bullet>
      <text:list-level-style-bullet text:level="9" text:style-name="List6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/>
        <style:text-properties style:font-name="Arial"/>
      </text:list-level-style-bullet>
      <text:list-level-style-bullet text:level="2" text:style-name="List7Level1" text:bullet-char="○">
        <style:list-level-properties text:space-before="0.75in"/>
        <style:text-properties style:font-name="Arial"/>
      </text:list-level-style-bullet>
      <text:list-level-style-bullet text:level="3" text:style-name="List7Level2" text:bullet-char="■">
        <style:list-level-properties fo:text-align="end"/>
        <style:text-properties style:font-name="Arial"/>
      </text:list-level-style-bullet>
      <text:list-level-style-bullet text:level="4" text:style-name="List7Level3" text:bullet-char="■">
        <style:list-level-properties text:space-before="1.75in"/>
        <style:text-properties style:font-name="Arial"/>
      </text:list-level-style-bullet>
      <text:list-level-style-bullet text:level="5" text:style-name="List7Level4" text:bullet-char="■">
        <style:list-level-properties text:space-before="2.25in"/>
        <style:text-properties style:font-name="Arial"/>
      </text:list-level-style-bullet>
      <text:list-level-style-bullet text:level="6" text:style-name="List7Level5" text:bullet-char="■">
        <style:list-level-properties fo:text-align="end"/>
        <style:text-properties style:font-name="Arial"/>
      </text:list-level-style-bullet>
      <text:list-level-style-bullet text:level="7" text:style-name="List7Level6" text:bullet-char="■">
        <style:list-level-properties text:space-before="3.25in"/>
        <style:text-properties style:font-name="Arial"/>
      </text:list-level-style-bullet>
      <text:list-level-style-bullet text:level="8" text:style-name="List7Level7" text:bullet-char="■">
        <style:list-level-properties text:space-before="3.75in"/>
        <style:text-properties style:font-name="Arial"/>
      </text:list-level-style-bullet>
      <text:list-level-style-bullet text:level="9" text:style-name="List7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/>
        <style:text-properties style:font-name="Arial"/>
      </text:list-level-style-bullet>
      <text:list-level-style-bullet text:level="2" text:style-name="List8Level1" text:bullet-char="○">
        <style:list-level-properties text:space-before="0.75in"/>
        <style:text-properties style:font-name="Arial"/>
      </text:list-level-style-bullet>
      <text:list-level-style-bullet text:level="3" text:style-name="List8Level2" text:bullet-char="■">
        <style:list-level-properties fo:text-align="end"/>
        <style:text-properties style:font-name="Arial"/>
      </text:list-level-style-bullet>
      <text:list-level-style-bullet text:level="4" text:style-name="List8Level3" text:bullet-char="■">
        <style:list-level-properties text:space-before="1.75in"/>
        <style:text-properties style:font-name="Arial"/>
      </text:list-level-style-bullet>
      <text:list-level-style-bullet text:level="5" text:style-name="List8Level4" text:bullet-char="■">
        <style:list-level-properties text:space-before="2.25in"/>
        <style:text-properties style:font-name="Arial"/>
      </text:list-level-style-bullet>
      <text:list-level-style-bullet text:level="6" text:style-name="List8Level5" text:bullet-char="■">
        <style:list-level-properties fo:text-align="end"/>
        <style:text-properties style:font-name="Arial"/>
      </text:list-level-style-bullet>
      <text:list-level-style-bullet text:level="7" text:style-name="List8Level6" text:bullet-char="■">
        <style:list-level-properties text:space-before="3.25in"/>
        <style:text-properties style:font-name="Arial"/>
      </text:list-level-style-bullet>
      <text:list-level-style-bullet text:level="8" text:style-name="List8Level7" text:bullet-char="■">
        <style:list-level-properties text:space-before="3.75in"/>
        <style:text-properties style:font-name="Arial"/>
      </text:list-level-style-bullet>
      <text:list-level-style-bullet text:level="9" text:style-name="List8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/>
        <style:text-properties style:font-name="Arial"/>
      </text:list-level-style-bullet>
      <text:list-level-style-bullet text:level="2" text:style-name="List9Level1" text:bullet-char="○">
        <style:list-level-properties text:space-before="0.75in"/>
        <style:text-properties style:font-name="Arial"/>
      </text:list-level-style-bullet>
      <text:list-level-style-bullet text:level="3" text:style-name="List9Level2" text:bullet-char="■">
        <style:list-level-properties fo:text-align="end"/>
        <style:text-properties style:font-name="Arial"/>
      </text:list-level-style-bullet>
      <text:list-level-style-bullet text:level="4" text:style-name="List9Level3" text:bullet-char="■">
        <style:list-level-properties text:space-before="1.75in"/>
        <style:text-properties style:font-name="Arial"/>
      </text:list-level-style-bullet>
      <text:list-level-style-bullet text:level="5" text:style-name="List9Level4" text:bullet-char="■">
        <style:list-level-properties text:space-before="2.25in"/>
        <style:text-properties style:font-name="Arial"/>
      </text:list-level-style-bullet>
      <text:list-level-style-bullet text:level="6" text:style-name="List9Level5" text:bullet-char="■">
        <style:list-level-properties fo:text-align="end"/>
        <style:text-properties style:font-name="Arial"/>
      </text:list-level-style-bullet>
      <text:list-level-style-bullet text:level="7" text:style-name="List9Level6" text:bullet-char="■">
        <style:list-level-properties text:space-before="3.25in"/>
        <style:text-properties style:font-name="Arial"/>
      </text:list-level-style-bullet>
      <text:list-level-style-bullet text:level="8" text:style-name="List9Level7" text:bullet-char="■">
        <style:list-level-properties text:space-before="3.75in"/>
        <style:text-properties style:font-name="Arial"/>
      </text:list-level-style-bullet>
      <text:list-level-style-bullet text:level="9" text:style-name="List9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/>
        <style:text-properties style:font-name="Arial"/>
      </text:list-level-style-bullet>
      <text:list-level-style-bullet text:level="2" text:style-name="List10Level1" text:bullet-char="○">
        <style:list-level-properties text:space-before="0.75in"/>
        <style:text-properties style:font-name="Arial"/>
      </text:list-level-style-bullet>
      <text:list-level-style-bullet text:level="3" text:style-name="List10Level2" text:bullet-char="■">
        <style:list-level-properties fo:text-align="end"/>
        <style:text-properties style:font-name="Arial"/>
      </text:list-level-style-bullet>
      <text:list-level-style-bullet text:level="4" text:style-name="List10Level3" text:bullet-char="■">
        <style:list-level-properties text:space-before="1.75in"/>
        <style:text-properties style:font-name="Arial"/>
      </text:list-level-style-bullet>
      <text:list-level-style-bullet text:level="5" text:style-name="List10Level4" text:bullet-char="■">
        <style:list-level-properties text:space-before="2.25in"/>
        <style:text-properties style:font-name="Arial"/>
      </text:list-level-style-bullet>
      <text:list-level-style-bullet text:level="6" text:style-name="List10Level5" text:bullet-char="■">
        <style:list-level-properties fo:text-align="end"/>
        <style:text-properties style:font-name="Arial"/>
      </text:list-level-style-bullet>
      <text:list-level-style-bullet text:level="7" text:style-name="List10Level6" text:bullet-char="■">
        <style:list-level-properties text:space-before="3.25in"/>
        <style:text-properties style:font-name="Arial"/>
      </text:list-level-style-bullet>
      <text:list-level-style-bullet text:level="8" text:style-name="List10Level7" text:bullet-char="■">
        <style:list-level-properties text:space-before="3.75in"/>
        <style:text-properties style:font-name="Arial"/>
      </text:list-level-style-bullet>
      <text:list-level-style-bullet text:level="9" text:style-name="List10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/>
        <style:text-properties style:font-name="Arial"/>
      </text:list-level-style-bullet>
      <text:list-level-style-bullet text:level="2" text:style-name="List11Level1" text:bullet-char="○">
        <style:list-level-properties text:space-before="0.75in"/>
        <style:text-properties style:font-name="Arial"/>
      </text:list-level-style-bullet>
      <text:list-level-style-bullet text:level="3" text:style-name="List11Level2" text:bullet-char="■">
        <style:list-level-properties fo:text-align="end"/>
        <style:text-properties style:font-name="Arial"/>
      </text:list-level-style-bullet>
      <text:list-level-style-bullet text:level="4" text:style-name="List11Level3" text:bullet-char="■">
        <style:list-level-properties text:space-before="1.75in"/>
        <style:text-properties style:font-name="Arial"/>
      </text:list-level-style-bullet>
      <text:list-level-style-bullet text:level="5" text:style-name="List11Level4" text:bullet-char="■">
        <style:list-level-properties text:space-before="2.25in"/>
        <style:text-properties style:font-name="Arial"/>
      </text:list-level-style-bullet>
      <text:list-level-style-bullet text:level="6" text:style-name="List11Level5" text:bullet-char="■">
        <style:list-level-properties fo:text-align="end"/>
        <style:text-properties style:font-name="Arial"/>
      </text:list-level-style-bullet>
      <text:list-level-style-bullet text:level="7" text:style-name="List11Level6" text:bullet-char="■">
        <style:list-level-properties text:space-before="3.25in"/>
        <style:text-properties style:font-name="Arial"/>
      </text:list-level-style-bullet>
      <text:list-level-style-bullet text:level="8" text:style-name="List11Level7" text:bullet-char="■">
        <style:list-level-properties text:space-before="3.75in"/>
        <style:text-properties style:font-name="Arial"/>
      </text:list-level-style-bullet>
      <text:list-level-style-bullet text:level="9" text:style-name="List1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/>
        <style:text-properties style:font-name="Arial"/>
      </text:list-level-style-bullet>
      <text:list-level-style-bullet text:level="2" text:style-name="List12Level1" text:bullet-char="○">
        <style:list-level-properties text:space-before="0.75in"/>
        <style:text-properties style:font-name="Arial"/>
      </text:list-level-style-bullet>
      <text:list-level-style-bullet text:level="3" text:style-name="List12Level2" text:bullet-char="■">
        <style:list-level-properties fo:text-align="end"/>
        <style:text-properties style:font-name="Arial"/>
      </text:list-level-style-bullet>
      <text:list-level-style-bullet text:level="4" text:style-name="List12Level3" text:bullet-char="■">
        <style:list-level-properties text:space-before="1.75in"/>
        <style:text-properties style:font-name="Arial"/>
      </text:list-level-style-bullet>
      <text:list-level-style-bullet text:level="5" text:style-name="List12Level4" text:bullet-char="■">
        <style:list-level-properties text:space-before="2.25in"/>
        <style:text-properties style:font-name="Arial"/>
      </text:list-level-style-bullet>
      <text:list-level-style-bullet text:level="6" text:style-name="List12Level5" text:bullet-char="■">
        <style:list-level-properties fo:text-align="end"/>
        <style:text-properties style:font-name="Arial"/>
      </text:list-level-style-bullet>
      <text:list-level-style-bullet text:level="7" text:style-name="List12Level6" text:bullet-char="■">
        <style:list-level-properties text:space-before="3.25in"/>
        <style:text-properties style:font-name="Arial"/>
      </text:list-level-style-bullet>
      <text:list-level-style-bullet text:level="8" text:style-name="List12Level7" text:bullet-char="■">
        <style:list-level-properties text:space-before="3.75in"/>
        <style:text-properties style:font-name="Arial"/>
      </text:list-level-style-bullet>
      <text:list-level-style-bullet text:level="9" text:style-name="List1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/>
        <style:text-properties style:font-name="Arial"/>
      </text:list-level-style-bullet>
      <text:list-level-style-bullet text:level="2" text:style-name="List13Level1" text:bullet-char="○">
        <style:list-level-properties text:space-before="0.75in"/>
        <style:text-properties style:font-name="Arial"/>
      </text:list-level-style-bullet>
      <text:list-level-style-bullet text:level="3" text:style-name="List13Level2" text:bullet-char="■">
        <style:list-level-properties fo:text-align="end"/>
        <style:text-properties style:font-name="Arial"/>
      </text:list-level-style-bullet>
      <text:list-level-style-bullet text:level="4" text:style-name="List13Level3" text:bullet-char="■">
        <style:list-level-properties text:space-before="1.75in"/>
        <style:text-properties style:font-name="Arial"/>
      </text:list-level-style-bullet>
      <text:list-level-style-bullet text:level="5" text:style-name="List13Level4" text:bullet-char="■">
        <style:list-level-properties text:space-before="2.25in"/>
        <style:text-properties style:font-name="Arial"/>
      </text:list-level-style-bullet>
      <text:list-level-style-bullet text:level="6" text:style-name="List13Level5" text:bullet-char="■">
        <style:list-level-properties fo:text-align="end"/>
        <style:text-properties style:font-name="Arial"/>
      </text:list-level-style-bullet>
      <text:list-level-style-bullet text:level="7" text:style-name="List13Level6" text:bullet-char="■">
        <style:list-level-properties text:space-before="3.25in"/>
        <style:text-properties style:font-name="Arial"/>
      </text:list-level-style-bullet>
      <text:list-level-style-bullet text:level="8" text:style-name="List13Level7" text:bullet-char="■">
        <style:list-level-properties text:space-before="3.75in"/>
        <style:text-properties style:font-name="Arial"/>
      </text:list-level-style-bullet>
      <text:list-level-style-bullet text:level="9" text:style-name="List1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dc:title/>
    <meta:initial-creator/>
    <meta:editing-cycles>3</meta:editing-cycles>
    <dc:date>2012-03-12T21:22:35</dc:date>
    <meta:editing-duration>PT46M</meta:editing-duration>
    <meta:document-statistic meta:table-count="7" meta:image-count="0" meta:object-count="0" meta:page-count="3" meta:paragraph-count="71" meta:word-count="680" meta:character-count="4044" meta:non-whitespace-character-count="3473"/>
  </office:meta>
</office:document-meta>
</file>